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B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M( long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K( long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H( long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D( lo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N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C( long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E( long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L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O( long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F( lo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P( lo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G( long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J( long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I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B.setQ( int 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